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4.233333mm" fo:page-width="4.233333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ff" draw:opacity="100.0%" draw:stroke="solid" svg:stroke-color="#000000" draw:stroke-linejoin="miter" svg:stroke-opacity="100.0%" svg:stroke-width="0.026458332mm"/>
    </style:style>
  </office:automatic-styles>
  <office:body>
    <office:drawing>
      <draw:page draw:master-page-name="Default" draw:name="page1" draw:style-name="DP1">
        <draw:g draw:id="svg3928">
          <draw:g draw:id="layer1">
            <draw:path svg:d="M 396.87497 1.3916364 C 381.99216 -13.491176 266.23697 95.649445 251.35416 107.22497 C 236.47134 118.80048 0.0 80.76663 0.0 80.76663 C 66.79359 99.90989 216.53305 148.60341 196.78384 171.71715 C 90.950516 277.55048 100.40333 279.37244 13.229166 252.74579 L 92.604164 305.66245 L 145.52083 385.03745 C 103.43338 298.21976 130.63802 304.00882 236.47134 198.17548 C 257.9198 181.16876 312.11032 336.5966 343.9583 398.2666 C 343.9583 398.2666 276.15884 171.71715 291.04166 146.91246 C 300.74222 130.74489 408.4505 26.196323 396.87497 1.3916364 z" svg:height="3.982666mm" draw:style-name="style-2" svg:viewBox="0.0 0.0 397.74408 398.2666" svg:width="3.9774408mm" svg:x="0.0mm" svg:y="0.118375294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4.233333mm" fo:page-width="4.233333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